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417cm"/>
    </style:style>
    <style:style style:name="co4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2.715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3.369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ro8" style:family="table-row">
      <style:table-row-properties style:row-height="2.895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2.434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vertical-align="middle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4"/>
        <table:table-column table:style-name="co3" table:number-columns-repeated="3" table:default-cell-style-name="ce14"/>
        <table:table-column table:style-name="co4" table:number-columns-repeated="17" table:default-cell-style-name="ce14"/>
        <table:table-column table:style-name="co5" table:number-columns-repeated="998" table:default-cell-style-name="ce14"/>
        <table:table-row table:style-name="ro1">
          <table:table-cell table:style-name="ce1" office:value-type="string" calcext:value-type="string" table:number-columns-spanned="9" table:number-rows-spanned="1">
            <text:p>Diário de Autoconhecimento</text:p>
          </table:table-cell>
          <table:covered-table-cell table:number-columns-repeated="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">
          <table:table-cell table:style-name="ce3" office:value-type="string" calcext:value-type="string">
            <text:p>Seu nome:</text:p>
          </table:table-cell>
          <table:table-cell table:style-name="ce23" office:value-type="string" calcext:value-type="string" table:number-columns-spanned="6" table:number-rows-spanned="1">
            <text:p>Mário Júnior – Turma XP – Tribo B</text:p>
          </table:table-cell>
          <table:covered-table-cell table:style-name="ce26"/>
          <table:covered-table-cell table:number-columns-repeated="3" table:style-name="ce27"/>
          <table:covered-table-cell table:style-name="ce29"/>
          <table:table-cell table:style-name="ce2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3">
          <table:table-cell table:style-name="ce4" office:value-type="string" calcext:value-type="string" table:number-columns-spanned="1" table:number-rows-spanned="2">
            <text:p>Data</text:p>
          </table:table-cell>
          <table:table-cell table:style-name="ce18" office:value-type="string" calcext:value-type="string" table:number-columns-spanned="5" table:number-rows-spanned="1">
            <text:p>Emoção mais frequente no dia</text:p>
          </table:table-cell>
          <table:covered-table-cell table:number-columns-repeated="3" table:style-name="ce26"/>
          <table:covered-table-cell table:style-name="ce28"/>
          <table:table-cell table:style-name="ce18" office:value-type="string" calcext:value-type="string" table:number-columns-spanned="1" table:number-rows-spanned="2">
            <text:p>Gatilho: que situações dispararam essa emoção em você?</text:p>
          </table:table-cell>
          <table:table-cell table:style-name="ce18" office:value-type="string" calcext:value-type="string" table:number-columns-spanned="1" table:number-rows-spanned="2">
            <text:p>Sua reação: como você efetivamente agiu após essa emoção?</text:p>
          </table:table-cell>
          <table:table-cell table:style-name="ce18" office:value-type="string" calcext:value-type="string" table:number-columns-spanned="1" table:number-rows-spanned="2">
            <text:p>Reações alternativas: de que outras maneiras você poderia ter reagido?</text:p>
          </table:table-cell>
          <table:table-cell table:style-name="ce2" table:number-columns-repeated="17"/>
          <table:table-cell table:number-columns-repeated="998"/>
        </table:table-row>
        <table:table-row table:style-name="ro3">
          <table:covered-table-cell table:style-name="ce19"/>
          <table:table-cell table:style-name="ce18" office:value-type="string" calcext:value-type="string">
            <text:p>Alegria</text:p>
          </table:table-cell>
          <table:table-cell table:style-name="ce18" office:value-type="string" calcext:value-type="string">
            <text:p>Raiva</text:p>
          </table:table-cell>
          <table:table-cell table:style-name="ce18" office:value-type="string" calcext:value-type="string">
            <text:p>Medo</text:p>
          </table:table-cell>
          <table:table-cell table:style-name="ce18" office:value-type="string" calcext:value-type="string">
            <text:p>Nojo</text:p>
          </table:table-cell>
          <table:table-cell table:style-name="ce18" office:value-type="string" calcext:value-type="string">
            <text:p>Tristeza</text:p>
          </table:table-cell>
          <table:covered-table-cell table:number-columns-repeated="3" table:style-name="ce19"/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3" calcext:value-type="date">
            <text:p>1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ausência de dia letivo TRYBE.</text:p>
          </table:table-cell>
          <table:table-cell table:style-name="ce15" office:value-type="string" calcext:value-type="string">
            <text:p>Fiquei quase o dia todo sem ação, até que ao final da tarde, decidi fazer uma agenda para os próximos dias.</text:p>
          </table:table-cell>
          <table:table-cell table:style-name="ce15" office:value-type="string" calcext:value-type="string">
            <text:p>Eu poderia ter pego logo no início da tarde para fazer a agenda e já começar agindo em algumas frentes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14" calcext:value-type="date">
            <text:p>14/12/2021</text:p>
          </table:table-cell>
          <table:table-cell table:style-name="ce10"/>
          <table:table-cell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eus planos não estão dando certo.</text:p>
          </table:table-cell>
          <table:table-cell table:style-name="ce15" office:value-type="string" calcext:value-type="string">
            <text:p>Fiquei bravo comigo e com os outros ao meu redor.</text:p>
          </table:table-cell>
          <table:table-cell table:style-name="ce15" office:value-type="string" calcext:value-type="string">
            <text:p>Eu poderia ter me acalmado e aceitado a situação, entendendo que amanhã é outro dia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15" calcext:value-type="date">
            <text:p>1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bate-papo muito bom, mediado pelo Summer Thalles, onde expusemos algumas de nossas vulnerabilidades, aprendemos com trocas de experiências riquíssimas entre os colegas e foi muito agregador.</text:p>
          </table:table-cell>
          <table:table-cell table:style-name="ce15" office:value-type="string" calcext:value-type="string">
            <text:p>Eu fiquei bastante energizado para dar continuidade aos meus estudos e contribuir com as demais pessoas estudantes, desenvolvendo-nos mutuamente.</text:p>
          </table:table-cell>
          <table:table-cell table:style-name="ce15" office:value-type="string" calcext:value-type="string">
            <text:p>Eu poderia ter me fechado e não compartilhado minhas vulnerabilidades e isso teria me privado das trocas que tivemos entre todas as pesso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6" calcext:value-type="date">
            <text:p>1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minhas tarefas, em acordo com a agenda que me propus, fui organizado e disciplinado.</text:p>
          </table:table-cell>
          <table:table-cell table:style-name="ce15" office:value-type="string" calcext:value-type="string">
            <text:p>Me concentrei ainda mais em tudo o que precisava fazer e fiz com dedicação e empenho.</text:p>
          </table:table-cell>
          <table:table-cell table:style-name="ce15" office:value-type="string" calcext:value-type="string">
            <text:p>Eu poderia ter me desfocado e não me dedicado aos planos que tracei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17" calcext:value-type="date">
            <text:p>17/12/2021</text:p>
          </table:table-cell>
          <table:table-cell table:style-name="ce10"/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Tudo o que eu estou tentando fazer está dando errado e eu sinceramente estou com muito medo de não conseguir resistir por muito tempo.</text:p>
          </table:table-cell>
          <table:table-cell table:style-name="ce15" office:value-type="string" calcext:value-type="string">
            <text:p>Fiquei desolado, sem controle, me sentindo totalmente fraco e sem capacidade de seguir em frente.</text:p>
          </table:table-cell>
          <table:table-cell table:style-name="ce15" office:value-type="string" calcext:value-type="string">
            <text:p>Poderia tentar me manter positivo. Mas, realmente, não estou consegu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8" calcext:value-type="date">
            <text:p>18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ímos para encontrarmos alguns amigos e todos os lugares estão lotados e tumultuados e isso me entristece.</text:p>
          </table:table-cell>
          <table:table-cell table:style-name="ce15" office:value-type="string" calcext:value-type="string">
            <text:p>Fiquei sério e compenetrado, até tentei me divertir mas não consegui muito.</text:p>
          </table:table-cell>
          <table:table-cell table:style-name="ce15" office:value-type="string" calcext:value-type="string">
            <text:p>Poderia relevar a situação e relaxar, mas a junção dos problemas não me estão permitindo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19" calcext:value-type="date">
            <text:p>19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todo momento do dia, me lembrando do quanto não estou conseguindo fazer as coisas da forma como eu gostaria.</text:p>
          </table:table-cell>
          <table:table-cell table:style-name="ce15" office:value-type="string" calcext:value-type="string">
            <text:p>Me senti fraco, sem ânimo, sem energia e sem vontade.</text:p>
          </table:table-cell>
          <table:table-cell table:style-name="ce15" office:value-type="string" calcext:value-type="string">
            <text:p>Poderia tentar entender melhor a situação e buscar soluções diversas aos problema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0" calcext:value-type="date">
            <text:p>2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Recebi muitas palavras de fé de um casal de amigos muito queridos para mim, minha família e minha casa.</text:p>
          </table:table-cell>
          <table:table-cell table:style-name="ce15" office:value-type="string" calcext:value-type="string">
            <text:p>Tive um momento de paz de espírito muito bom e consegui passar um dia mais tranquilo.</text:p>
          </table:table-cell>
          <table:table-cell table:style-name="ce15" office:value-type="string" calcext:value-type="string">
            <text:p>Eu poderia ter me mantido triste ou sem ação, caso não tivesse aceitado as palavras de fé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1" calcext:value-type="date">
            <text:p>21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Levei o dia com mais calma e leveza, realizando cada coisa ao seu tempo, e isso me proporcionou mais paz de espírito.</text:p>
          </table:table-cell>
          <table:table-cell table:style-name="ce15" office:value-type="string" calcext:value-type="string">
            <text:p>Eu me senti com mais energia, foco e capaz de buscar saídas aos problemas que não param de aparecerem.</text:p>
          </table:table-cell>
          <table:table-cell table:style-name="ce15" office:value-type="string" calcext:value-type="string">
            <text:p>Eu poderia continuar não agindo e desanimado.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1-12-22" calcext:value-type="date">
            <text:p>22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segui cumprir várias tarefas, com calma e entendimento, valendo-me de tranquilidade.</text:p>
          </table:table-cell>
          <table:table-cell table:style-name="ce15" office:value-type="string" calcext:value-type="string">
            <text:p>Fiquei calmo e segui fazendo tudo o que consegui fazer de melhor.</text:p>
          </table:table-cell>
          <table:table-cell table:style-name="ce15" office:value-type="string" calcext:value-type="string">
            <text:p>Eu poderia não ficar contente com o meu atual progresso e regredi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3" calcext:value-type="date">
            <text:p>23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Saber que, vai chegar mais um Natal e, mesmo fazendo tudo o que posso, eu não consegui atingir um objetivo que já persigo há dois anos.</text:p>
          </table:table-cell>
          <table:table-cell table:style-name="ce15" office:value-type="string" calcext:value-type="string">
            <text:p>Fiquei bem chateado e sem energia, sem conseguir realizar quase nada ao longo do dia.</text:p>
          </table:table-cell>
          <table:table-cell table:style-name="ce15" office:value-type="string" calcext:value-type="string">
            <text:p>Eu poderia buscar alegria em outras coisas, ou mesmo me distrair buscando outros focos, mas a proximidade com datas festivas me deixa ainda mais sensível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4" calcext:value-type="date">
            <text:p>24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 família reunida na casa de minha mãe, minha esposa e filha contentes com o dia e eu pude ajudar um colega Tryber a solucionar dúvidas de lógica de um projeto.</text:p>
          </table:table-cell>
          <table:table-cell table:style-name="ce15" office:value-type="string" calcext:value-type="string">
            <text:p>Eu me senti bem, com mais energia e vontade de seguir sendo útil.</text:p>
          </table:table-cell>
          <table:table-cell table:style-name="ce15" office:value-type="string" calcext:value-type="string">
            <text:p>Poderia não ter me deixado alegrar e me mantido preocupado com outras questõe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5" calcext:value-type="date">
            <text:p>25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er minha filha radiante com o presente que ganhou, estudar um pouco de Lógica e outras informações sobre Programação, ter ideia de um novo projeto.</text:p>
          </table:table-cell>
          <table:table-cell table:style-name="ce15" office:value-type="string" calcext:value-type="string">
            <text:p>Me senti pensativo sobre tudo o que ainda pode vir de bom.</text:p>
          </table:table-cell>
          <table:table-cell table:style-name="ce15" office:value-type="string" calcext:value-type="string">
            <text:p>Eu poderia não ter me permitido vivenciar o momento alegre e ter sentido culpa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1-12-26" calcext:value-type="date">
            <text:p>26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Tivemos um dia tranquilo em família e minha filha andou, pela primeira vez, no patins que ela ganhou de presente de Natal e adorou.</text:p>
          </table:table-cell>
          <table:table-cell table:style-name="ce15" office:value-type="string" calcext:value-type="string">
            <text:p>Fiquei tranquilo, passei o dia fazendo várias coisas em família e me senti em paz.</text:p>
          </table:table-cell>
          <table:table-cell table:style-name="ce15" office:value-type="string" calcext:value-type="string">
            <text:p>Poderia não vivenciar o momento, ficar ansioso e não me deixar relaxar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7" calcext:value-type="date">
            <text:p>27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Ajudei um querido amigo da TRYBE, Turma 19, com dois projetos (Pixel Art e ToDo List) e ele conseguiu evoluir muito bem, sendo que ele não estava conseguindo avançar.</text:p>
          </table:table-cell>
          <table:table-cell table:style-name="ce15" office:value-type="string" calcext:value-type="string">
            <text:p>Fui tomado por uma energia muito boa, me sentindo útil e capaz, por conseguir orientar o raciocínio do amigo e vê-lo progredir nos projetos.</text:p>
          </table:table-cell>
          <table:table-cell table:style-name="ce15" office:value-type="string" calcext:value-type="string">
            <text:p>Eu poderia não ter me animado e não ter me dedicado o suficiente para estimulá-lo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1-12-28" calcext:value-type="date">
            <text:p>28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o projeto ‘JS Unit Tests’ do Bloco atual, cumprindo todos os requisitos e compreendendo bem tanto o uso dos códigos de testes quanto as funções desenvolvidas.</text:p>
          </table:table-cell>
          <table:table-cell table:style-name="ce15" office:value-type="string" calcext:value-type="string">
            <text:p>Me senti tranquilo e empolgado para continuar focado e dedicado aos estudos.</text:p>
          </table:table-cell>
          <table:table-cell table:style-name="ce15" office:value-type="string" calcext:value-type="string">
            <text:p>Poderia ter me decepcionado pelas dificuldades de compreensão que tive no começo e me deixado levar por frustações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1-12-29" calcext:value-type="date">
            <text:p>29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onclui mais um projeto em 100% (Mistery Letter) e também concluí a primeira etapa do treinamento que ganhamos da XP, tudo isso me proporcionou uma energia muito boa!</text:p>
          </table:table-cell>
          <table:table-cell table:style-name="ce15" office:value-type="string" calcext:value-type="string">
            <text:p>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Eu poderia ficar inerte, sem avaliar esses pequenos progressos e não me permitir alegrar-me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0" calcext:value-type="date">
            <text:p>30/12/2021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Minha esposa conseguiu folga por quatro dias, ajudei meu amigo a compreender e passar em mais um projeto, finalizei todo o treinamento da XP e consegui refatorar um erro de um dos códigos que não estava executando corretamente.</text:p>
          </table:table-cell>
          <table:table-cell table:style-name="ce15" office:value-type="string" calcext:value-type="string">
            <text:p>Mais uma vez, fiquei muito empolgado e fortalecido, pois esses objetivos cumpridos, têm sido fonte de renovo das minhas esperanças.</text:p>
          </table:table-cell>
          <table:table-cell table:style-name="ce15" office:value-type="string" calcext:value-type="string">
            <text:p>Poderia não me permitir ficar alegre e ficar triste com as coisas que ainda não consegui resolver.</text:p>
          </table:table-cell>
          <table:table-cell table:style-name="ce2" table:number-columns-repeated="17"/>
          <table:table-cell table:number-columns-repeated="998"/>
        </table:table-row>
        <table:table-row table:style-name="ro6">
          <table:table-cell table:style-name="ce6" office:value-type="date" office:date-value="2021-12-31" calcext:value-type="date">
            <text:p>31/12/2021</text:p>
          </table:table-cell>
          <table:table-cell table:style-name="ce10" table:number-columns-repeated="4"/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A reflexão sobre tudo o que passamos este ano, como foi um ano majoritariamente de perdas. Mesmo tendo algumas vitórias, o saldo foi muito menos positivo do que eu esperava. E isso muito me entristece.</text:p>
          </table:table-cell>
          <table:table-cell table:style-name="ce15" office:value-type="string" calcext:value-type="string">
            <text:p>Fiquei totalmente apático, chateado, sem vontade de fazer coisa alguma.</text:p>
          </table:table-cell>
          <table:table-cell table:style-name="ce15" office:value-type="string" calcext:value-type="string">
            <text:p>Eu poderia ter relevado essas questões, por seu um dia, digamos, festivo, porém, sequer minha família estava comemoran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1" calcext:value-type="date">
            <text:p>01/01/2022</text:p>
          </table:table-cell>
          <table:table-cell table:style-name="ce10" table:number-columns-repeated="2"/>
          <table:table-cell table:style-name="ce10" office:value-type="string" calcext:value-type="string">
            <text:p>X</text:p>
          </table:table-cell>
          <table:table-cell table:style-name="ce10" table:number-columns-repeated="2"/>
          <table:table-cell table:style-name="ce15" office:value-type="string" calcext:value-type="string">
            <text:p>A observância de todos os desafios que tenho pela frente, onde posso ter êxito (ou não), me desencadearam desespero e, em consequência, um medo muito forte.</text:p>
          </table:table-cell>
          <table:table-cell table:style-name="ce15" office:value-type="string" calcext:value-type="string">
            <text:p>Tentei me conter, aproveitar os momentos com minha família para conversar e buscar enxergar novas perspectivas.</text:p>
          </table:table-cell>
          <table:table-cell table:style-name="ce15" office:value-type="string" calcext:value-type="string">
            <text:p>Poderia ter ficar fechado, calado, num canto, apenas pensativo e imerso em meus pensamentos.</text:p>
          </table:table-cell>
          <table:table-cell table:style-name="ce2" table:number-columns-repeated="17"/>
          <table:table-cell table:number-columns-repeated="998"/>
        </table:table-row>
        <table:table-row table:style-name="ro4">
          <table:table-cell table:style-name="ce6" office:value-type="date" office:date-value="2022-01-02" calcext:value-type="date">
            <text:p>02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ssamos um dia muito gostoso em família e pois voltamos às aulas da TRYBE a partir de amanhã (03/01/22).</text:p>
          </table:table-cell>
          <table:table-cell table:style-name="ce15" office:value-type="string" calcext:value-type="string">
            <text:p>Me empolguei bastante com a proximidade da volta a rotina de estudos e desenvolvimento.</text:p>
          </table:table-cell>
          <table:table-cell table:style-name="ce15" office:value-type="string" calcext:value-type="string">
            <text:p>Poderia ter me mantido triste e com medo, mas é hora de ir em frente (com medo e tristeza mesmo) com toda a Fé!</text:p>
          </table:table-cell>
          <table:table-cell table:style-name="ce2" table:number-columns-repeated="17"/>
          <table:table-cell table:number-columns-repeated="998"/>
        </table:table-row>
        <table:table-row table:style-name="ro5">
          <table:table-cell table:style-name="ce6" office:value-type="date" office:date-value="2022-01-03" calcext:value-type="date">
            <text:p>03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Voltamos com as aulas da TRYBE!</text:p>
          </table:table-cell>
          <table:table-cell table:style-name="ce15" office:value-type="string" calcext:value-type="string">
            <text:p>Me senti energizado, animado, empolgado, muito contente e esperançoso.</text:p>
          </table:table-cell>
          <table:table-cell table:style-name="ce15" office:value-type="string" calcext:value-type="string">
            <text:p>Poderia ignorar todos os sentimentos bons e permanecer triste e chateado.</text:p>
          </table:table-cell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6" office:value-type="date" office:date-value="2022-01-04" calcext:value-type="date">
            <text:p>04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Participar de mais um dia de aula TRYBE, conseguir compreender todo o conteúdo e executar os exercícios e ainda, o melhor, poder ajudar a esclarecer sintaxe e funcionamento de códigos com os colegas.</text:p>
          </table:table-cell>
          <table:table-cell table:style-name="ce15" office:value-type="string" calcext:value-type="string">
            <text:p>Fiquei muito bem, sentindo que estou no caminho certo e conseguindo evoluir rumo ao meu objetivo.</text:p>
          </table:table-cell>
          <table:table-cell table:style-name="ce15" office:value-type="string" calcext:value-type="string">
            <text:p>Poderia não ter me empolgado e deixado tudo de lado.</text:p>
          </table:table-cell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6" office:value-type="date" office:date-value="2022-01-05" calcext:value-type="date">
            <text:p>05/01/2022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table:number-columns-repeated="3"/>
          <table:table-cell table:style-name="ce15" office:value-type="string" calcext:value-type="string">
            <text:p>Mais um dia fiquei muito alegre pela aula na TRYBE, por conseguir fazer todo o conteúdo e ainda ajudar outras pessoas. Porém, senti raiva de mim, por ainda cometer erros bobos no meu ofício matinal que estão comprometendo seriamente meus resultados.</text:p>
          </table:table-cell>
          <table:table-cell table:style-name="ce15" office:value-type="string" calcext:value-type="string">
            <text:p>Após o momento de raiva, eu pensei bem e mais uma vez, me comprometi ser ainda mais atencioso, pois dependo disso pro meu futuro mais breve. Na alegria, extravasei para que pudesse contagiar o máximo de pessoas.</text:p>
          </table:table-cell>
          <table:table-cell table:style-name="ce15" office:value-type="string" calcext:value-type="string">
            <text:p>Na hora da raiva, eu poderia mais uma vez ter tomado péssimas decisões e piorado o meu resultado e na alegria, poderia ser egoísta e não compartilhar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6" calcext:value-type="date">
            <text:p>06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7" calcext:value-type="date">
            <text:p>07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e ainda ajudar colegas em dificuldade com sucesso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pequena evolução ao ajudar os colegas.</text:p>
          </table:table-cell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6" office:value-type="date" office:date-value="2022-01-08" calcext:value-type="date">
            <text:p>08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8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0">
          <table:table-cell table:style-name="ce6" office:value-type="date" office:date-value="2022-01-09" calcext:value-type="date">
            <text:p>09/01/2022</text:p>
          </table:table-cell>
          <table:table-cell table:style-name="ce10" office:value-type="string" calcext:value-type="string">
            <text:p>X</text:p>
          </table:table-cell>
          <table:table-cell table:style-name="ce10" table:number-columns-repeated="4"/>
          <table:table-cell table:style-name="ce15" office:value-type="string" calcext:value-type="string">
            <text:p>Cumprir meus objetivos pela manhã, conseguir progredir no Projeto atual da TRYBE atingindo os 90% e ainda passei um tempo com minha família.</text:p>
          </table:table-cell>
          <table:table-cell table:style-name="ce15" office:value-type="string" calcext:value-type="string">
            <text:p>Eu senti muito entusiasmo e energia, fiquei mentalmente tranquilo e mais focado.</text:p>
          </table:table-cell>
          <table:table-cell table:style-name="ce15" office:value-type="string" calcext:value-type="string">
            <text:p>Poderia não ter me permitido sentir todos os bons sentimentos, nem sequer compartilhar minha alegria com as outras pessoas.</text:p>
          </table:table-cell>
          <table:table-cell table:style-name="ce2" table:number-columns-repeated="17"/>
          <table:table-cell table:number-columns-repeated="998"/>
        </table:table-row>
        <table:table-row table:style-name="ro1" table:number-rows-repeated="101">
          <table:table-cell table:style-name="ce6"/>
          <table:table-cell table:style-name="ce10" table:number-columns-repeated="5"/>
          <table:table-cell table:style-name="ce15" table:number-columns-repeated="3"/>
          <table:table-cell table:style-name="ce2" table:number-columns-repeated="17"/>
          <table:table-cell table:number-columns-repeated="998"/>
        </table:table-row>
        <table:table-row table:style-name="ro1" table:number-rows-repeated="870">
          <table:table-cell table:style-name="ce2"/>
          <table:table-cell table:style-name="ce7" table:number-columns-repeated="5"/>
          <table:table-cell table:style-name="ce2" table:number-columns-repeated="20"/>
          <table:table-cell table:number-columns-repeated="998"/>
        </table:table-row>
        <table:table-row table:style-name="ro11" table:number-rows-repeated="1047570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9:29:25.864661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1-09T19:29:59.095078861</dc:date>
    <meta:editing-duration>PT1H43M51S</meta:editing-duration>
    <meta:editing-cycles>47</meta:editing-cycles>
    <meta:document-statistic meta:table-count="1" meta:cell-count="155" meta:object-count="0"/>
  </office:meta>
</office:document-meta>
</file>